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e3436" style:font-name="Liberation Sans1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: {'I': 0.2989385124807328, 'M': 0.4841755073066416, 'D': 0.21688598021262553}</text:p>
          </table:table-cell>
          <table:table-cell table:number-columns-repeated="7"/>
          <table:table-cell table:style-name="ce5" office:value-type="string" calcext:value-type="string">
            <text:p><text:span text:style-name="T1">0.2989385124807328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23917710072938" calcext:value-type="float">
            <text:p>0.423917710072938</text:p>
          </table:table-cell>
          <table:table-cell table:style-name="ce1" office:value-type="string" calcext:value-type="string">
            <text:p>M</text:p>
          </table:table-cell>
          <table:table-cell office:value-type="float" office:value="0.379992177095144" calcext:value-type="float">
            <text:p>0.379992177095144</text:p>
          </table:table-cell>
          <table:table-cell table:style-name="ce1" office:value-type="string" calcext:value-type="string">
            <text:p>D</text:p>
          </table:table-cell>
          <table:table-cell office:value-type="float" office:value="0.196090112831918" calcext:value-type="float">
            <text:p>0.196090112831918</text:p>
          </table:table-cell>
          <table:table-cell/>
          <table:table-cell office:value-type="string" calcext:value-type="string">
            <text:p>D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118390552976549" calcext:value-type="float">
            <text:p>0.118390552976549</text:p>
          </table:table-cell>
          <table:table-cell table:style-name="ce1" office:value-type="string" calcext:value-type="string">
            <text:p>M</text:p>
          </table:table-cell>
          <table:table-cell office:value-type="float" office:value="0.204666010818519" calcext:value-type="float">
            <text:p>0.204666010818519</text:p>
          </table:table-cell>
          <table:table-cell table:style-name="ce1" office:value-type="string" calcext:value-type="string">
            <text:p>D</text:p>
          </table:table-cell>
          <table:table-cell office:value-type="float" office:value="0.676943436204932" calcext:value-type="float">
            <text:p>0.676943436204932</text:p>
          </table:table-cell>
          <table:table-cell/>
          <table:table-cell office:value-type="string" calcext:value-type="string">
            <text:p>M0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300104218030302" calcext:value-type="float">
            <text:p>0.0300104218030302</text:p>
          </table:table-cell>
          <table:table-cell table:style-name="ce1" office:value-type="string" calcext:value-type="string">
            <text:p>B</text:p>
          </table:table-cell>
          <table:table-cell office:value-type="float" office:value="0.572806536761538" calcext:value-type="float">
            <text:p>0.572806536761538</text:p>
          </table:table-cell>
          <table:table-cell table:style-name="ce1" office:value-type="string" calcext:value-type="string">
            <text:p>C</text:p>
          </table:table-cell>
          <table:table-cell office:value-type="float" office:value="0.397183041435431" calcext:value-type="float">
            <text:p>0.397183041435431</text:p>
          </table:table-cell>
          <table:table-cell/>
          <table:table-cell office:value-type="string" calcext:value-type="string">
            <text:p>M0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315346436713129" calcext:value-type="float">
            <text:p>0.315346436713129</text:p>
          </table:table-cell>
          <table:table-cell table:style-name="ce1" office:value-type="string" calcext:value-type="string">
            <text:p>M</text:p>
          </table:table-cell>
          <table:table-cell office:value-type="float" office:value="0.0561053301634122" calcext:value-type="float">
            <text:p>0.0561053301634122</text:p>
          </table:table-cell>
          <table:table-cell table:style-name="ce1" office:value-type="string" calcext:value-type="string">
            <text:p>D</text:p>
          </table:table-cell>
          <table:table-cell office:value-type="float" office:value="0.628548233123459" calcext:value-type="float">
            <text:p>0.628548233123459</text:p>
          </table:table-cell>
          <table:table-cell/>
          <table:table-cell office:value-type="string" calcext:value-type="string">
            <text:p>I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147767722204598" calcext:value-type="float">
            <text:p>0.147767722204598</text:p>
          </table:table-cell>
          <table:table-cell table:style-name="ce1" office:value-type="string" calcext:value-type="string">
            <text:p>B</text:p>
          </table:table-cell>
          <table:table-cell office:value-type="float" office:value="0.387052520067182" calcext:value-type="float">
            <text:p>0.387052520067182</text:p>
          </table:table-cell>
          <table:table-cell table:style-name="ce1" office:value-type="string" calcext:value-type="string">
            <text:p>C</text:p>
          </table:table-cell>
          <table:table-cell office:value-type="float" office:value="0.46517975772822" calcext:value-type="float">
            <text:p>0.46517975772822</text:p>
          </table:table-cell>
          <table:table-cell/>
          <table:table-cell office:value-type="string" calcext:value-type="string">
            <text:p>I0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82023393327692" calcext:value-type="float">
            <text:p>0.482023393327692</text:p>
          </table:table-cell>
          <table:table-cell table:style-name="ce1" office:value-type="string" calcext:value-type="string">
            <text:p>M</text:p>
          </table:table-cell>
          <table:table-cell office:value-type="float" office:value="0.286230203369328" calcext:value-type="float">
            <text:p>0.286230203369328</text:p>
          </table:table-cell>
          <table:table-cell table:style-name="ce1" office:value-type="string" calcext:value-type="string">
            <text:p>D</text:p>
          </table:table-cell>
          <table:table-cell office:value-type="float" office:value="0.23174640330298" calcext:value-type="float">
            <text:p>0.23174640330298</text:p>
          </table:table-cell>
          <table:table-cell/>
          <table:table-cell office:value-type="string" calcext:value-type="string">
            <text:p>D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92292770711188" calcext:value-type="float">
            <text:p>0.492292770711188</text:p>
          </table:table-cell>
          <table:table-cell table:style-name="ce1" office:value-type="string" calcext:value-type="string">
            <text:p>M</text:p>
          </table:table-cell>
          <table:table-cell office:value-type="float" office:value="0.176016248126809" calcext:value-type="float">
            <text:p>0.176016248126809</text:p>
          </table:table-cell>
          <table:table-cell table:style-name="ce1" office:value-type="string" calcext:value-type="string">
            <text:p>D</text:p>
          </table:table-cell>
          <table:table-cell office:value-type="float" office:value="0.331690981162003" calcext:value-type="float">
            <text:p>0.331690981162003</text:p>
          </table:table-cell>
          <table:table-cell/>
          <table:table-cell office:value-type="string" calcext:value-type="string">
            <text:p>M1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270675660812093" calcext:value-type="float">
            <text:p>0.27067566081209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3298714738108" calcext:value-type="float">
            <text:p>0.533298714738108</text:p>
          </table:table-cell>
          <table:table-cell table:style-name="ce1" office:value-type="string" calcext:value-type="string">
            <text:p>C</text:p>
          </table:table-cell>
          <table:table-cell office:value-type="float" office:value="0.1960256244498" calcext:value-type="float">
            <text:p>0.1960256244498</text:p>
          </table:table-cell>
          <table:table-cell/>
          <table:table-cell office:value-type="string" calcext:value-type="string">
            <text:p>M1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0701744837732606" calcext:value-type="float">
            <text:p>0.0701744837732606</text:p>
          </table:table-cell>
          <table:table-cell table:style-name="ce1" office:value-type="string" calcext:value-type="string">
            <text:p>M</text:p>
          </table:table-cell>
          <table:table-cell office:value-type="float" office:value="0.443395830850911" calcext:value-type="float">
            <text:p>0.443395830850911</text:p>
          </table:table-cell>
          <table:table-cell table:style-name="ce1" office:value-type="string" calcext:value-type="string">
            <text:p>D</text:p>
          </table:table-cell>
          <table:table-cell office:value-type="float" office:value="0.486429685375828" calcext:value-type="float">
            <text:p>0.486429685375828</text:p>
          </table:table-cell>
          <table:table-cell/>
          <table:table-cell office:value-type="string" calcext:value-type="string">
            <text:p>I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958912780677603" calcext:value-type="float">
            <text:p>0.095891278067760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5279825787763" calcext:value-type="float">
            <text:p>0.535279825787763</text:p>
          </table:table-cell>
          <table:table-cell table:style-name="ce1" office:value-type="string" calcext:value-type="string">
            <text:p>C</text:p>
          </table:table-cell>
          <table:table-cell office:value-type="float" office:value="0.368828896144476" calcext:value-type="float">
            <text:p>0.368828896144476</text:p>
          </table:table-cell>
          <table:table-cell/>
          <table:table-cell office:value-type="string" calcext:value-type="string">
            <text:p>I1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298938512480733" calcext:value-type="float">
            <text:p>0.298938512480733</text:p>
          </table:table-cell>
          <table:table-cell table:style-name="ce1" office:value-type="string" calcext:value-type="string">
            <text:p>M</text:p>
          </table:table-cell>
          <table:table-cell office:value-type="float" office:value="0.484175507306642" calcext:value-type="float">
            <text:p>0.484175507306642</text:p>
          </table:table-cell>
          <table:table-cell table:style-name="ce1" office:value-type="string" calcext:value-type="string">
            <text:p>D</text:p>
          </table:table-cell>
          <table:table-cell office:value-type="float" office:value="0.216885980212626" calcext:value-type="float">
            <text:p>0.216885980212626</text:p>
          </table:table-cell>
          <table:table-cell/>
          <table:table-cell office:value-type="string" calcext:value-type="string">
            <text:p>Pi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formula="of:=[.F16]*[.F4]" office:value-type="float" office:value="0.0425291963315548" calcext:value-type="float">
            <text:p>0.042529196331554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[.I25]*[.F24]*[.B24]" office:value-type="float" office:value="0.0425291963315548" calcext:value-type="float">
            <text:p>0.042529196331554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formula="of:=[.D24]+[.D26]+[.B26]" office:value-type="float" office:value="0.275589754482103" calcext:value-type="float">
            <text:p>0.275589754482103</text:p>
          </table:table-cell>
          <table:table-cell table:style-name="ce2" office:value-type="string" calcext:value-type="string">
            <text:p>d</text:p>
          </table:table-cell>
          <table:table-cell table:formula="of:=[.F16]" office:value-type="float" office:value="0.216885980212626" calcext:value-type="float">
            <text:p>0.216885980212626</text:p>
          </table:table-cell>
          <table:table-cell/>
          <table:table-cell table:style-name="ce3" table:formula="of:=[.I24]+[.I26]+[.G26]+[.D30]+[.D32]+[.B32]" office:value-type="float" office:value="0.392720472788741" calcext:value-type="float">
            <text:p>0.392720472788741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D25]*[.F4]" office:value-type="float" office:value="0.154320672811212" calcext:value-type="float">
            <text:p>0.1543206728112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table:formula="of:=[.D24]/[.B24]" office:value-type="float" office:value="0.786988546146081" calcext:value-type="float">
            <text:p>0.786988546146081</text:p>
          </table:table-cell>
          <table:table-cell table:number-columns-repeated="4"/>
          <table:table-cell table:style-name="ce4" table:formula="of:=[.I24]/[.$F$24]" office:value-type="float" office:value="0.392952961467397" calcext:value-type="float">
            <text:p>0.39295296146739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16]*[.B8]" office:value-type="float" office:value="0.0441734630685087" calcext:value-type="float">
            <text:p>0.0441734630685087</text:p>
          </table:table-cell>
          <table:table-cell table:style-name="ce2" office:value-type="string" calcext:value-type="string">
            <text:p>m</text:p>
          </table:table-cell>
          <table:table-cell table:formula="of:=[.D16]*[.B6]" office:value-type="float" office:value="0.0145303112009685" calcext:value-type="float">
            <text:p>0.0145303112009685</text:p>
          </table:table-cell>
          <table:table-cell/>
          <table:table-cell table:style-name="ce2" office:value-type="string" calcext:value-type="string">
            <text:p>I</text:p>
          </table:table-cell>
          <table:table-cell table:formula="of:=[.D25]*[.B4]*[.B14]" office:value-type="float" office:value="0.031991093069086" calcext:value-type="float">
            <text:p>0.031991093069086</text:p>
          </table:table-cell>
          <table:table-cell table:style-name="ce2" office:value-type="string" calcext:value-type="string">
            <text:p>m</text:p>
          </table:table-cell>
          <table:table-cell table:formula="of:=[.D25]*[.D4]*[.B12]" office:value-type="float" office:value="0.0809454185916721" calcext:value-type="float">
            <text:p>0.0809454185916721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26]/[.B24]" office:value-type="float" office:value="0.16028702936189" calcext:value-type="float">
            <text:p>0.16028702936189</text:p>
          </table:table-cell>
          <table:table-cell/>
          <table:table-cell table:style-name="ce4" table:formula="of:=[.D26]/[.B24]" office:value-type="float" office:value="0.0527244244920291" calcext:value-type="float">
            <text:p>0.0527244244920291</text:p>
          </table:table-cell>
          <table:table-cell table:number-columns-repeated="2"/>
          <table:table-cell table:style-name="ce4" table:formula="of:=[.G26]/[.$F$24]" office:value-type="float" office:value="0.081460212252024" calcext:value-type="float">
            <text:p>0.081460212252024</text:p>
          </table:table-cell>
          <table:table-cell/>
          <table:table-cell table:style-name="ce4" table:formula="of:=[.I26]/[.$F$24]" office:value-type="float" office:value="0.206114588365796" calcext:value-type="float">
            <text:p>0.20611458836579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B27]*[.F7]" office:value-type="float" office:value="0.100748129098024" calcext:value-type="float">
            <text:p>0.1007481290980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table:formula="of:=[.D30]/[.$F$24]" office:value-type="float" office:value="0.256539029866721" calcext:value-type="float">
            <text:p>0.25653902986672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27]*[.B7]*[.D8]" office:value-type="float" office:value="0.0195639348343055" calcext:value-type="float">
            <text:p>0.0195639348343055</text:p>
          </table:table-cell>
          <table:table-cell table:style-name="ce2" office:value-type="string" calcext:value-type="string">
            <text:p>M</text:p>
          </table:table-cell>
          <table:table-cell table:formula="of:=[.B27]*[.D7]*[.D6]" office:value-type="float" office:value="0.0051512243844416" calcext:value-type="float">
            <text:p>0.0051512243844416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B32]/[.$F$24]" office:value-type="float" office:value="0.0498164373641648" calcext:value-type="float">
            <text:p>0.0498164373641648</text:p>
          </table:table-cell>
          <table:table-cell/>
          <table:table-cell table:style-name="ce4" table:formula="of:=[.D32]/[.$F$24]" office:value-type="float" office:value="0.0131167706838972" calcext:value-type="float">
            <text:p>0.0131167706838972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formula="of:=[.B16]*[.B8]*[.D7]*[.D6]" office:value-type="float" office:value="0.00141962466339048" calcext:value-type="float">
            <text:p>0.001419624663390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*[.F24]*[.B24]" office:value-type="float" office:value="0.00141962466339048" calcext:value-type="float">
            <text:p>0.001419624663390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4:02:17.534831900</meta:creation-date>
    <dc:date>2025-03-04T15:40:49.793569604</dc:date>
    <meta:editing-duration>PT1M53S</meta:editing-duration>
    <meta:editing-cycles>2</meta:editing-cycles>
    <meta:generator>LibreOffice/24.2.7.2$Linux_X86_64 LibreOffice_project/420$Build-2</meta:generator>
    <meta:document-statistic meta:table-count="1" meta:cell-count="116" meta:object-count="0"/>
  </office:meta>
</office:document-meta>
</file>